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f4a" officeooo:paragraph-rsid="001fcf4a"/>
    </style:style>
    <style:style style:name="P2" style:family="paragraph" style:parent-style-name="Standard">
      <style:text-properties officeooo:rsid="00204372" officeooo:paragraph-rsid="00204372"/>
    </style:style>
    <style:style style:name="P3" style:family="paragraph" style:parent-style-name="Standard">
      <style:text-properties officeooo:rsid="0021f532" officeooo:paragraph-rsid="0021f532"/>
    </style:style>
    <style:style style:name="P4" style:family="paragraph" style:parent-style-name="Standard">
      <style:text-properties officeooo:rsid="00226dd7" officeooo:paragraph-rsid="00226dd7"/>
    </style:style>
    <style:style style:name="P5" style:family="paragraph" style:parent-style-name="Standard">
      <style:text-properties fo:font-weight="bold" officeooo:rsid="0022e2a0" officeooo:paragraph-rsid="0022e2a0" style:font-weight-asian="bold" style:font-weight-complex="bold"/>
    </style:style>
    <style:style style:name="P6" style:family="paragraph" style:parent-style-name="Standard">
      <style:text-properties fo:font-weight="bold" officeooo:rsid="0026428e" officeooo:paragraph-rsid="0026428e" style:font-weight-asian="bold" style:font-weight-complex="bold"/>
    </style:style>
    <style:style style:name="P7" style:family="paragraph" style:parent-style-name="Standard">
      <style:text-properties fo:font-weight="bold" officeooo:rsid="0027bf89" officeooo:paragraph-rsid="0027bf89" style:font-weight-asian="bold" style:font-weight-complex="bold"/>
    </style:style>
    <style:style style:name="P8" style:family="paragraph" style:parent-style-name="Standard">
      <style:text-properties officeooo:rsid="00204372" officeooo:paragraph-rsid="00204372"/>
    </style:style>
    <style:style style:name="P9" style:family="paragraph" style:parent-style-name="Standard">
      <style:text-properties fo:font-weight="normal" officeooo:rsid="0022e2a0" officeooo:paragraph-rsid="0022e2a0" style:font-weight-asian="normal" style:font-weight-complex="normal"/>
    </style:style>
    <style:style style:name="P10" style:family="paragraph" style:parent-style-name="Standard">
      <style:text-properties fo:font-weight="normal" officeooo:rsid="0026428e" officeooo:paragraph-rsid="0026428e" style:font-weight-asian="normal" style:font-weight-complex="normal"/>
    </style:style>
    <style:style style:name="P11" style:family="paragraph" style:parent-style-name="Standard">
      <style:text-properties officeooo:rsid="001fcf4a" officeooo:paragraph-rsid="001fcf4a"/>
    </style:style>
    <style:style style:name="P12" style:family="paragraph" style:parent-style-name="Standard">
      <style:text-properties officeooo:rsid="001fcf4a" officeooo:paragraph-rsid="00226dd7"/>
    </style:style>
    <style:style style:name="P13" style:family="paragraph" style:parent-style-name="Standard">
      <style:text-properties officeooo:paragraph-rsid="002642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428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HT_11</text:span></text:p>
      <text:p text:style-name="P1"><text:a xlink:type="simple" xlink:href="https://randomnerdtutorials.com/esp32-dht11-dht22-temperature-humidity-sensor-arduino-ide/" text:style-name="Internet_20_link" text:visited-style-name="Visited_20_Internet_20_Link">https://randomnerdtutorials.com/esp32-dht11-dht22-temperature-humidity-sensor-arduino-ide/</text:a></text:p>
      <text:p text:style-name="P1"/>
      <text:p text:style-name="P3">HEAT INDEX (sentsazio termikoa)</text:p>
      <text:p text:style-name="P1">The heat index is a parameter that takes into account temperature and relative humidity, to determine the apparent temperature or the human perceived equivalent temperature. </text:p>
      <text:p text:style-name="P1"/>
      <text:p text:style-name="P4">Liburutegia eta kontrol aukerak</text:p>
      <text:p text:style-name="P4"><text:a xlink:type="simple" xlink:href="https://github.com/mysensors/MySensorsArduinoExamples/pull/35/files" text:style-name="Internet_20_link" text:visited-style-name="Visited_20_Internet_20_Link">https://github.com/mysensors/MySensorsArduinoExamples/pull/35/files</text:a></text:p>
      <text:p text:style-name="P12"/>
      <text:p text:style-name="P2"><text:span text:style-name="T3">CCS811</text:span></text:p>
      <text:p text:style-name="P2"><text:a xlink:type="simple" xlink:href="https://www.luisllamas.es/medir-calidad-del-aire-y-co2-con-ccs811-y-arduino/" text:style-name="Internet_20_link" text:visited-style-name="Visited_20_Internet_20_Link">https://www.luisllamas.es/medir-calidad-del-aire-y-co2-con-ccs811-y-arduino/</text:a></text:p>
      <text:p text:style-name="P2"/>
      <text:p text:style-name="P5">LoRa</text:p>
      <text:p text:style-name="P5"><text:a xlink:type="simple" xlink:href="https://www.iagua.es/blogs/carles-bianciotto/conectar-sensor-lorawan-cero" text:style-name="Internet_20_link" text:visited-style-name="Visited_20_Internet_20_Link"><text:span text:style-name="T1">https://www.iagua.es/blogs/carles-bianciotto/conectar-sensor-lorawan-cero</text:span></text:a></text:p>
      <text:p text:style-name="P9"><text:a xlink:type="simple" xlink:href="https://bricolabs.cc/wiki/guias/lora_ttn" text:style-name="Internet_20_link" text:visited-style-name="Visited_20_Internet_20_Link">https://bricolabs.cc/wiki/guias/lora_ttn</text:a></text:p>
      <text:p text:style-name="P9"/>
      <text:p text:style-name="P9"/>
      <text:p text:style-name="P6">PINOUT erabilita daudenak eta liburutegiak</text:p>
      <text:p text:style-name="P10"><text:a xlink:type="simple" xlink:href="https://randomnerdtutorials.com/ttgo-lora32-sx1276-arduino-ide/" text:style-name="Internet_20_link" text:visited-style-name="Visited_20_Internet_20_Link">https://randomnerdtutorials.com/ttgo-lora32-sx1276-arduino-ide/</text:a></text:p>
      <text:p text:style-name="P7">IKUSTEKO TTN pausuak</text:p>
      <text:p text:style-name="P10"><text:a xlink:type="simple" xlink:href="https://akirasan.net/nodo-lorawan-con-esp32/" text:style-name="Internet_20_link" text:visited-style-name="Visited_20_Internet_20_Link">https://akirasan.net/nodo-lorawan-con-esp32/</text:a></text:p>
      <text:p text:style-name="P10"/>
      <text:p text:style-name="P13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09:33:48.315000000</meta:creation-date>
    <meta:generator>LibreOffice/6.4.4.2$Windows_X86_64 LibreOffice_project/3d775be2011f3886db32dfd395a6a6d1ca2630ff</meta:generator>
    <dc:date>2021-02-23T14:28:16.341000000</dc:date>
    <meta:editing-duration>PT5H54S</meta:editing-duration>
    <meta:editing-cycles>5</meta:editing-cycles>
    <meta:document-statistic meta:table-count="0" meta:image-count="0" meta:object-count="0" meta:page-count="1" meta:paragraph-count="15" meta:word-count="51" meta:character-count="767" meta:non-whitespace-character-count="730"/>
  </office:meta>
</office:document-meta>
</file>